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Normální" style:family="paragraph">
      <style:text-properties style:font-name="Calibri" style:font-size-complex="11.5pt"/>
    </style:style>
    <style:style style:name="P19" style:parent-style-name="Normální" style:family="paragraph">
      <style:paragraph-properties fo:text-align="justify"/>
      <style:text-properties style:font-name="Calibri" style:font-size-complex="11.5pt"/>
    </style:style>
    <style:style style:name="P20" style:parent-style-name="Normální" style:family="paragraph">
      <style:paragraph-properties fo:text-align="justify"/>
      <style:text-properties style:font-name="Calibri" style:font-size-complex="11.5pt"/>
    </style:style>
    <style:style style:name="P21" style:parent-style-name="Prostýtext" style:family="paragraph">
      <style:text-properties style:font-name="Calibri" fo:font-size="11.5pt" style:font-size-asian="11.5pt" style:font-size-complex="11.5pt"/>
    </style:style>
    <style:style style:name="P22" style:parent-style-name="Prostýtext" style:family="paragraph">
      <style:text-properties style:font-name="Calibri" fo:font-size="11.5pt" style:font-size-asian="11.5pt" style:font-size-complex="11.5pt"/>
    </style:style>
    <style:style style:name="P23" style:parent-style-name="Prostýtext" style:family="paragraph">
      <style:text-properties style:font-name="Calibri" fo:font-size="11.5pt" style:font-size-asian="11.5pt" style:font-size-complex="11.5pt"/>
    </style:style>
    <style:style style:name="P24" style:parent-style-name="Prostýtext" style:family="paragraph">
      <style:text-properties style:font-name="Calibri" fo:font-size="11.5pt" style:font-size-asian="11.5pt" style:font-size-complex="11.5pt"/>
    </style:style>
    <style:style style:name="P25" style:parent-style-name="Prostýtext" style:family="paragraph">
      <style:text-properties style:font-name="Calibri" fo:font-size="11.5pt" style:font-size-asian="11.5pt" style:font-size-complex="11.5pt"/>
    </style:style>
    <style:style style:name="P26" style:parent-style-name="Prostýtext" style:family="paragraph">
      <style:text-properties style:font-name="Calibri" fo:font-size="11.5pt" style:font-size-asian="11.5pt" style:font-size-complex="11.5pt"/>
    </style:style>
    <style:style style:name="P27" style:parent-style-name="Prostýtext" style:family="paragraph">
      <style:text-properties style:font-name="Calibri" fo:font-size="11.5pt" style:font-size-asian="11.5pt" style:font-size-complex="11.5pt"/>
    </style:style>
    <style:style style:name="P28" style:parent-style-name="Prostýtext" style:family="paragraph">
      <style:text-properties style:font-name="Calibri" fo:font-size="11.5pt" style:font-size-asian="11.5pt" style:font-size-complex="11.5pt"/>
    </style:style>
    <style:style style:name="P29" style:parent-style-name="Prostýtext" style:family="paragraph">
      <style:text-properties style:font-name="Calibri" fo:font-size="11.5pt" style:font-size-asian="11.5pt" style:font-size-complex="11.5pt"/>
    </style:style>
    <style:style style:name="P30" style:parent-style-name="Prostýtext" style:family="paragraph">
      <style:text-properties style:font-name="Calibri" fo:font-size="11.5pt" style:font-size-asian="11.5pt" style:font-size-complex="11.5pt"/>
    </style:style>
    <style:style style:name="P31" style:parent-style-name="Prostýtext" style:family="paragraph">
      <style:text-properties style:font-name="Calibri" fo:font-size="11.5pt" style:font-size-asian="11.5pt" style:font-size-complex="11.5pt"/>
    </style:style>
    <style:style style:name="P32" style:parent-style-name="Prostýtext" style:family="paragraph">
      <style:text-properties style:font-name="Calibri" fo:font-size="11.5pt" style:font-size-asian="11.5pt" style:font-size-complex="11.5pt"/>
    </style:style>
    <style:style style:name="P33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34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35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36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37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38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39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0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1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2" style:parent-style-name="Prostýtext" style:family="paragraph">
      <style:text-properties style:font-name="Calibri" fo:font-size="11.5pt" style:font-size-asian="11.5pt" style:font-size-complex="11.5pt"/>
    </style:style>
    <style:style style:name="P43" style:parent-style-name="Prostýtext" style:family="paragraph">
      <style:text-properties style:font-name="Calibri" fo:font-size="11.5pt" style:font-size-asian="11.5pt" style:font-size-complex="11.5pt"/>
    </style:style>
    <style:style style:name="P44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5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6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7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8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49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50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51" style:parent-style-name="Prostýtext" style:family="paragraph">
      <style:paragraph-properties fo:text-align="justify"/>
    </style:style>
    <style:style style:name="T52" style:parent-style-name="Standardnípísmoodstavce" style:family="text">
      <style:text-properties style:font-name="Calibri" fo:font-size="11.5pt" style:font-size-asian="11.5pt" style:font-size-complex="11.5pt"/>
    </style:style>
    <style:style style:name="T53" style:parent-style-name="Standardnípísmoodstavce" style:family="text">
      <style:text-properties style:font-name="Calibri" fo:font-size="11.5pt" style:font-size-asian="11.5pt" style:font-size-complex="11.5pt"/>
    </style:style>
    <style:style style:name="T54" style:parent-style-name="Standardnípísmoodstavce" style:family="text">
      <style:text-properties fo:font-size="11.5pt" style:font-size-asian="11.5pt" style:font-size-complex="11.5pt"/>
    </style:style>
    <style:style style:name="P55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56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57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58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59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60" style:parent-style-name="Prostýtext" style:family="paragraph">
      <style:paragraph-properties fo:text-align="justify"/>
      <style:text-properties style:font-name="Calibri" fo:font-size="11.5pt" style:font-size-asian="11.5pt" style:font-size-complex="11.5pt"/>
    </style:style>
    <style:style style:name="P61" style:parent-style-name="Normální" style:family="paragraph">
      <style:paragraph-properties fo:text-align="justify"/>
      <style:text-properties style:font-name="Calibri" fo:font-weight="bold" style:font-weight-asian="bold" style:font-size-complex="11.5pt"/>
    </style:style>
    <style:style style:name="P62" style:parent-style-name="Normální" style:family="paragraph">
      <style:paragraph-properties fo:text-align="justify"/>
      <style:text-properties style:font-name="Calibri" style:font-size-complex="11.5pt"/>
    </style:style>
    <style:style style:name="P63" style:parent-style-name="Normální" style:family="paragraph">
      <style:paragraph-properties fo:text-align="justify"/>
      <style:text-properties style:font-name="Calibri" style:font-size-complex="11.5pt"/>
    </style:style>
    <style:style style:name="P64" style:parent-style-name="Normální" style:family="paragraph">
      <style:paragraph-properties fo:text-align="justify"/>
      <style:text-properties style:font-name="Calibri" style:font-size-complex="11.5pt"/>
    </style:style>
    <style:style style:name="P65" style:parent-style-name="Základnítextodsazený" style:family="paragraph">
      <style:paragraph-properties fo:text-align="justify" fo:margin-bottom="0in" fo:margin-left="0in">
        <style:tab-stops/>
      </style:paragraph-properties>
      <style:text-properties style:font-name="Calibri" style:font-size-complex="11.5pt"/>
    </style:style>
    <style:style style:name="P66" style:parent-style-name="Záhlaví" style:family="paragraph">
      <style:paragraph-properties fo:text-align="justify">
        <style:tab-stops/>
      </style:paragraph-properties>
      <style:text-properties style:font-name="Calibri" style:font-size-complex="11.5pt"/>
    </style:style>
    <style:style style:name="P67" style:parent-style-name="Záhlaví" style:family="paragraph">
      <style:paragraph-properties fo:text-align="justify">
        <style:tab-stops/>
      </style:paragraph-properties>
      <style:text-properties style:font-name="Calibri" style:font-size-complex="11.5pt"/>
    </style:style>
    <style:style style:name="T68" style:parent-style-name="instrukce" style:family="text">
      <style:text-properties style:font-name="Calibri" style:use-window-font-color="true" style:font-size-complex="11.5pt"/>
    </style:style>
    <style:style style:name="T69" style:parent-style-name="instrukce" style:family="text">
      <style:text-properties style:font-name="Calibri" style:use-window-font-color="true" style:font-size-complex="11.5pt"/>
    </style:style>
    <style:style style:name="P70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8/2018<text:bookmark-end text:name="Text14"/></text:p>
            <text:p text:style-name="Normální">KVOP-16281/2018<text:bookmark-end text:name="Text2"/></text:p>
            <text:p text:style-name="Normální"><text:bookmark-start text:name="Text6"/>12. 04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M. Ž.</text:p>
            <text:p text:style-name="Normální"><text:span text:style-name="T17">e-mail:<text:s/></text:span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/>
      <text:p text:style-name="P18">Vážený pane, <text:s/></text:p>
      <text:p text:style-name="P19">svým podáním ze dne 6. 4. 2018, jste se na Kancelář veřejného ochránce práv, dle zákona č. 106/1999 Sb., o svobodném přístupu k informacím, ve znění pozdějších předpisů, obrátil s žádostí o poskytnutí následujících informací:</text:p>
      <text:p text:style-name="P20"/>
      <text:p text:style-name="P21">Žádost o poskytnutí informace ve smyslu zákona č. 106/1999 Sb., o svobodném přístupu k informacím.</text:p>
      <text:p text:style-name="P22">Povinný subjekt:</text:p>
      <text:p text:style-name="P23">Kancelář veřejného ochránce práv</text:p>
      <text:p text:style-name="P24"/>
      <text:p text:style-name="P25">Žadatel:</text:p>
      <text:p text:style-name="P26">Jméno: M.<text:s/>Ž.</text:p>
      <text:p text:style-name="P27">Datum narození: <text:s/></text:p>
      <text:p text:style-name="P28">Adresa:<text:s/></text:p>
      <text:p text:style-name="P29">Adresa:<text:s/></text:p>
      <text:p text:style-name="P30">Adresa:<text:s/></text:p>
      <text:p text:style-name="P31">Povinný subjekt: Kancelář veřejného ochránce práv</text:p>
      <text:p text:style-name="P32"/>
      <text:p text:style-name="P33">Žádost o informace podle zákona č. 106/1999 Sb. o svobodném přístupu k informacím.</text:p>
      <text:p text:style-name="P34"/>
      <text:p text:style-name="P35">Vážená paní, vážený pane,</text:p>
      <text:p text:style-name="P36">Žádám o poskytnutí Návrhu státního rozpočtu 309 – Kancelář Veřejného ochránce práv na rok 2018. Konkrétně se mi jedná o tzv. kapitolní sešit, který byl předložen Poslanecké sněmovně a byl podkladem pro jednání výboru Poslanecké sněmovny, kterému byla tato kapitola přikázána. Děkuji.</text:p>
      <text:p text:style-name="P37"/>
      <text:p text:style-name="P38">S přátelským pozdravem,</text:p>
      <text:p text:style-name="P39"/>
      <text:p text:style-name="P40">M.<text:s/>Ž.</text:p>
      <text:p text:style-name="P41"/>
      <text:p text:style-name="P42">Informaci poskytněte elektronicky na e-mail:<text:s/></text:p>
      <text:p text:style-name="P43"/>
      <text:p text:style-name="P44">Tato elektronická adresa je adresou pro doručování ve smyslu § 14 odst. 2 Zákona o svobodném přístupu k informacím. Na tuto adresu žádám i o doručení do vlastních rukou (případně rozhodnutí o odmítnutí žádosti) postupem podle § 19 odst. 8 Správního řádu.<text:s/><text:soft-page-break/>Řádným a včasným zpřístupněním informace na základě této žádosti beru na vědomí, že jste splnili svou povinnost podle Zákona 106/1999 Sb.</text:p>
      <text:p text:style-name="P45"/>
      <text:p text:style-name="P46">Vámi poskytnutá informace bude automaticky zveřejněna na stránkách www.informaceprovsechny.cz. Použitím této služby žadatel s takovým zveřejněním vyjádřil souhlas. Tím také splníte povinnost zveřejnit informace způsobem umožňující dálkový přístup (§ 5, odst. 3 Zákona 106/1999 Sb.). <text:s/></text:p>
      <text:p text:style-name="P47"/>
      <text:p text:style-name="P48">Ochrana osobních údajů žadatele:</text:p>
      <text:p text:style-name="P49">Jako provozovatel služby Informace pro všechny vás žádáme, abyste do odpovědi a případných příloh NEUVÁDĚLI ŽÁDNÉ OSOBNÍ ÚDAJE ŽADATELE. Pro plnou identifikaci žadatele ve vaší odpovědi stačí jméno, příjmení a unikátní e-mailová adresa, kterou vygeneroval náš systém pro daný dotaz. Při uveřejnění vaší odpovědi na stránkách Informace pro všechny dochází k zveřejnění na stránkách www.infoprovsechny.cz. Pokud text odpovědi obsahuje osobní údaje, k jejichž zveřejnění vám žadatel nedal souhlas, dochází jejich uveřejněním k porušení ochrany osobních údajů. Jako povinný subjekt jste podle zákona správcem osobních údajů žadatele, které jste povinni zpracovávat pouze za účelem vyřízení žádosti o poskytnutí informace. Při uveřejnění informací zákon předpokládá zveřejnění poskytnutí informací, nikoliv zveřejnění identifikačních údajů žadatele.<text:s/></text:p>
      <text:p text:style-name="P50"/>
      <text:p text:style-name="P51"><text:span text:style-name="T52">Datum podání:</text:span><text:span text:style-name="T53"><text:s/></text:span><text:span text:style-name="T54">6/4/2018</text:span></text:p>
      <text:p text:style-name="P55"/>
      <text:p text:style-name="P56">Vyloučení odpovědnosti: Tato zpráva a jakékoliv odpovědi na ni budou uveřejněny na stránkách Informace pro všechny. Naše pravidla o ochraně osobních údajů a autorských právech si přečtěte:</text:p>
      <text:p text:style-name="P57">http://infoprovsechny.cz/help/officers</text:p>
      <text:p text:style-name="P58"/>
      <text:p text:style-name="P59">Pokud jste poskytovatelem informací a považujete naši službu za užitečnou, požádejte IT nebo oddělení spravující vaše webové stránky o propojení s našimi stránkami – ideálně tam, kde uveřejňujete povinné informace.</text:p>
      <text:p text:style-name="P60"/>
      <text:p text:style-name="P61">Na základě Vaší žádosti si Vám dovoluji poskytnout tyto informace:</text:p>
      <text:p text:style-name="P62"/>
      <text:p text:style-name="P63">V příloze Vám zasíláme v elektronické podobě Návrh státního rozpočtu 309 – Kancelář Veřejného ochránce práv na rok 2018. Konkrétně se jedná o tzv. kapitolní sešit, který byl předložen Poslanecké sněmovně a byl podkladem pro jednání výboru Poslanecké sněmovny, kterému byla tato kapitola přikázána.</text:p>
      <text:p text:style-name="P64"/>
      <text:p text:style-name="P65">S pozdravem<text:s/></text:p>
      <text:p text:style-name="P66"/>
      <text:p text:style-name="P67"/>
      <text:p text:style-name="podpis"><text:span text:style-name="T68">Ing. Josef Svoboda</text:span></text:p>
      <text:p text:style-name="podpis"><text:span text:style-name="T69">vedoucí odboru vnitřní správy</text:span></text:p>
      <text:p text:style-name="podpis"/>
      <text:p text:style-name="podpis"/>
      <text:p text:style-name="P70">1 příloha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 style:parent-style-name="Standardnípísmoodstavce">
      <style:text-properties style:font-name-complex="Times New Roman" fo:color="#954F72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FV12*</text:span>*KVOPX008FV12*</text:p>
        <text:p text:style-name="P12"><text:span text:style-name="T13">KVOPX008FV12</text:span>KVOPX008FV1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4-12T07:57:00Z</meta:creation-date>
    <dc:date>2018-04-12T07:5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7" meta:word-count="527" meta:character-count="3634" meta:row-count="25" meta:non-whitespace-character-count="3114"/>
  </office:meta>
</office:document-meta>
</file>